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3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^ missionari sponda sx</text:p>
          </table:table-cell>
          <table:table-cell office:value-type="string">
            <text:p>N^ cannibali sponda sx</text:p>
          </table:table-cell>
          <table:table-cell office:value-type="string">
            <text:p>N^ missionari sponda dx</text:p>
          </table:table-cell>
          <table:table-cell office:value-type="string">
            <text:p>N^ cannibali sponda dx</text:p>
          </table:table-cell>
          <table:table-cell office:value-type="string">
            <text:p>sponda barca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dx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dx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sx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dx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x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x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x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x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x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x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x</text:p>
          </table:table-cell>
        </table:table-row>
      </table:table>
      <table:table table:name="Foglio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21.57.5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 Globale SRL </meta:initial-creator>
    <meta:creation-date>2017-09-14T20:41:24.56</meta:creation-date>
    <dc:date>2017-09-14T21:57:52.23</dc:date>
    <dc:creator>La Globale SRL </dc:creator>
    <meta:editing-duration>PT1M7S</meta:editing-duration>
    <meta:editing-cycles>1</meta:editing-cycles>
    <meta:document-statistic meta:table-count="3" meta:cell-count="65" meta:object-count="0"/>
    <meta:generator>OpenOffice/4.1.2$Win32 OpenOffice.org_project/412m3$Build-9782</meta:generator>
  </office:meta>
</office:document-meta>
</file>